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 style:data-style-name="N4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cm"/>
      <style:text-properties fo:color="#000000"/>
    </style:style>
    <style:style style:name="ce12" style:family="table-cell" style:parent-style-name="Default">
      <style:table-cell-properties fo:background-color="#ffe994" style:text-align-source="fix" style:repeat-content="false" fo:border="0.74pt solid #000000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fo:background-color="#fff5ce" style:text-align-source="fix" style:repeat-content="false" fo:border="0.74pt solid #000000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  <style:text-properties fo:color="#000000"/>
    </style:style>
    <style:style style:name="ce15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16" style:family="table-cell" style:parent-style-name="Default" style:data-style-name="N4"/>
    <style:style style:name="ce17" style:family="table-cell" style:parent-style-name="Default" style:data-style-name="N114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near" table:style-name="ta1">
        <table:shapes>
          <draw:frame draw:z-index="0" draw:style-name="gr1" draw:text-style-name="P1" svg:width="10.026cm" svg:height="4.849cm" svg:x="9.797cm" svg:y="0.299cm">
            <draw:object draw:notify-on-update-of-ranges="Linear.A2:Linear.A5 Linear.B1:Linear.B1 Linear.B2:Linear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y</text:p>
          </table:table-cell>
          <table:table-cell table:style-name="ce1" office:value-type="string" calcext:value-type="string">
            <text:p>x^ 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table:formula="of:=[.A2]*[.B2]" office:value-type="float" office:value="3" calcext:value-type="float">
            <text:p>3</text:p>
          </table:table-cell>
          <table:table-cell table:style-name="ce2" table:formula="of:=[.A2]^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2" table:formula="of:=[.A3]*[.B3]" office:value-type="float" office:value="10" calcext:value-type="float">
            <text:p>10</text:p>
          </table:table-cell>
          <table:table-cell table:style-name="ce2" table:formula="of:=[.A3]^2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" table:formula="of:=[.A4]*[.B4]" office:value-type="float" office:value="18" calcext:value-type="float">
            <text:p>18</text:p>
          </table:table-cell>
          <table:table-cell table:style-name="ce2" table:formula="of:=[.A4]^2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2" table:formula="of:=[.A5]*[.B5]" office:value-type="float" office:value="36" calcext:value-type="float">
            <text:p>36</text:p>
          </table:table-cell>
          <table:table-cell table:style-name="ce2" table:formula="of:=[.A5]^2" office:value-type="float" office:value="16" calcext:value-type="float">
            <text:p>16</text:p>
          </table:table-cell>
        </table:table-row>
        <table:table-row table:style-name="ro1">
          <table:table-cell table:style-name="ce1" table:formula="of:=SUM([.A2:.A5])" office:value-type="float" office:value="10" calcext:value-type="float">
            <text:p>10</text:p>
          </table:table-cell>
          <table:table-cell table:style-name="ce1" table:formula="of:=SUM([.B2:.B5])" office:value-type="float" office:value="23" calcext:value-type="float">
            <text:p>23</text:p>
          </table:table-cell>
          <table:table-cell table:style-name="ce1" table:formula="of:=SUM([.C2:.C5])" office:value-type="float" office:value="67" calcext:value-type="float">
            <text:p>67</text:p>
          </table:table-cell>
          <table:table-cell table:style-name="ce1" table:formula="of:=SUM([.D2:.D5])" office:value-type="float" office:value="30" calcext:value-type="float">
            <text:p>30</text:p>
          </table:table-cell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=</text:p>
          </table:table-cell>
          <table:table-cell table:style-name="ce4" table:formula="of:=COUNT([.A$2:.A$5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=</text:p>
          </table:table-cell>
          <table:table-cell table:style-name="ce4" table:formula="of:=([.B8]*[.C6]-[.A6]*[.B6])/([.B8]*[.D6]-[.A6]^2)" office:value-type="float" office:value="1.9" calcext:value-type="float">
            <text:p>1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=</text:p>
          </table:table-cell>
          <table:table-cell table:style-name="ce4" table:formula="of:=([.A6]*[.C6]-[.B6]*[.D6])/([.A6]^2-[.B8]*[.D6]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Estimar x=</text:p>
          </table:table-cell>
          <table:table-cell table:style-name="ce5"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_est=</text:p>
          </table:table-cell>
          <table:table-cell table:style-name="ce6" table:formula="of:=[.B9]*[.B13]+[.B10]" office:value-type="float" office:value="7.65" calcext:value-type="float">
            <text:p>7,65</text:p>
          </table:table-cell>
          <table:table-cell table:number-columns-repeated="2"/>
        </table:table-row>
      </table:table>
      <table:table table:name="ln" table:style-name="ta1">
        <table:shapes>
          <draw:frame draw:z-index="0" draw:style-name="gr1" draw:text-style-name="P1" svg:width="11.357cm" svg:height="5.261cm" svg:x="2.144cm" svg:y="5.306cm">
            <draw:object draw:notify-on-update-of-ranges="ln.A1:ln.A1 ln.A2:ln.A5 ln.B1:ln.B1 ln.B2:ln.B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ce7"/>
        <table:table-column table:style-name="co1" table:default-cell-style-name="ce8"/>
        <table:table-column table:style-name="co1" table:number-columns-repeated="3" table:default-cell-style-name="ce2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y</text:p>
          </table:table-cell>
          <table:table-cell table:style-name="ce1" office:value-type="string" calcext:value-type="string">
            <text:p>x^ 2</text:p>
          </table:table-cell>
        </table:table-row>
        <table:table-row table:style-name="ro1">
          <table:table-cell table:formula="of:=[$Linear.A2]" office:value-type="float" office:value="1" calcext:value-type="float">
            <text:p>1</text:p>
          </table:table-cell>
          <table:table-cell table:formula="of:=[$Linear.B2]" office:value-type="float" office:value="3" calcext:value-type="float">
            <text:p>3</text:p>
          </table:table-cell>
          <table:table-cell table:formula="of:=LN([.A2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C2]*[.D2]" office:value-type="float" office:value="0" calcext:value-type="float">
            <text:p>0</text:p>
          </table:table-cell>
          <table:table-cell table:formula="of:=[.C2]^2" office:value-type="float" office:value="0" calcext:value-type="float">
            <text:p>0</text:p>
          </table:table-cell>
        </table:table-row>
        <table:table-row table:style-name="ro1">
          <table:table-cell table:formula="of:=[$Linear.A3]" office:value-type="float" office:value="2" calcext:value-type="float">
            <text:p>2</text:p>
          </table:table-cell>
          <table:table-cell table:formula="of:=[$Linear.B3]" office:value-type="float" office:value="5" calcext:value-type="float">
            <text:p>5</text:p>
          </table:table-cell>
          <table:table-cell table:formula="of:=LN([.A3])" office:value-type="float" office:value="0.693147180559945" calcext:value-type="float">
            <text:p>0,693147180559945</text:p>
          </table:table-cell>
          <table:table-cell office:value-type="float" office:value="5" calcext:value-type="float">
            <text:p>5</text:p>
          </table:table-cell>
          <table:table-cell table:formula="of:=[.C3]*[.D3]" office:value-type="float" office:value="3.46573590279973" calcext:value-type="float">
            <text:p>3,46573590279973</text:p>
          </table:table-cell>
          <table:table-cell table:formula="of:=[.C3]^2" office:value-type="float" office:value="0.480453013918201" calcext:value-type="float">
            <text:p>0,480453013918201</text:p>
          </table:table-cell>
        </table:table-row>
        <table:table-row table:style-name="ro1">
          <table:table-cell table:formula="of:=[$Linear.A4]" office:value-type="float" office:value="3" calcext:value-type="float">
            <text:p>3</text:p>
          </table:table-cell>
          <table:table-cell table:formula="of:=[$Linear.B4]" office:value-type="float" office:value="6" calcext:value-type="float">
            <text:p>6</text:p>
          </table:table-cell>
          <table:table-cell table:formula="of:=LN([.A4])" office:value-type="float" office:value="1.09861228866811" calcext:value-type="float">
            <text:p>1,09861228866811</text:p>
          </table:table-cell>
          <table:table-cell office:value-type="float" office:value="6" calcext:value-type="float">
            <text:p>6</text:p>
          </table:table-cell>
          <table:table-cell table:formula="of:=[.C4]*[.D4]" office:value-type="float" office:value="6.59167373200866" calcext:value-type="float">
            <text:p>6,59167373200866</text:p>
          </table:table-cell>
          <table:table-cell table:formula="of:=[.C4]^2" office:value-type="float" office:value="1.20694896081258" calcext:value-type="float">
            <text:p>1,20694896081258</text:p>
          </table:table-cell>
        </table:table-row>
        <table:table-row table:style-name="ro1">
          <table:table-cell table:formula="of:=[$Linear.A5]" office:value-type="float" office:value="4" calcext:value-type="float">
            <text:p>4</text:p>
          </table:table-cell>
          <table:table-cell table:formula="of:=[$Linear.B5]" office:value-type="float" office:value="9" calcext:value-type="float">
            <text:p>9</text:p>
          </table:table-cell>
          <table:table-cell table:formula="of:=LN([.A5])" office:value-type="float" office:value="1.38629436111989" calcext:value-type="float">
            <text:p>1,38629436111989</text:p>
          </table:table-cell>
          <table:table-cell office:value-type="float" office:value="9" calcext:value-type="float">
            <text:p>9</text:p>
          </table:table-cell>
          <table:table-cell table:formula="of:=[.C5]*[.D5]" office:value-type="float" office:value="12.476649250079" calcext:value-type="float">
            <text:p>12,476649250079</text:p>
          </table:table-cell>
          <table:table-cell table:formula="of:=[.C5]^2" office:value-type="float" office:value="1.92181205567281" calcext:value-type="float">
            <text:p>1,92181205567281</text:p>
          </table:table-cell>
        </table:table-row>
        <table:table-row table:style-name="ro1">
          <table:table-cell table:number-columns-repeated="2"/>
          <table:table-cell table:style-name="ce1" table:formula="of:=SUM([.C2:.C5])" office:value-type="float" office:value="3.17805383034795" calcext:value-type="float">
            <text:p>3,17805383034795</text:p>
          </table:table-cell>
          <table:table-cell table:style-name="ce1" table:formula="of:=SUM([.D2:.D5])" office:value-type="float" office:value="23" calcext:value-type="float">
            <text:p>23</text:p>
          </table:table-cell>
          <table:table-cell table:style-name="ce1" table:formula="of:=SUM([.E2:.E5])" office:value-type="float" office:value="22.5340588848874" calcext:value-type="float">
            <text:p>22,5340588848874</text:p>
          </table:table-cell>
          <table:table-cell table:style-name="ce1" table:formula="of:=SUM([.F2:.F5])" office:value-type="float" office:value="3.60921403040359" calcext:value-type="float">
            <text:p>3,60921403040359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3" office:value-type="string" calcext:value-type="string">
            <text:p>n=</text:p>
          </table:table-cell>
          <table:table-cell table:style-name="ce4" table:formula="of:=COUNT([.C$2:.C$5])" office:value-type="float" office:value="4" calcext:value-type="float">
            <text:p>4</text:p>
          </table:table-cell>
          <table:table-cell table:style-name="Default"/>
          <table:table-cell table:style-name="ce3" office:value-type="string" calcext:value-type="string">
            <text:p>Estimar x=</text:p>
          </table:table-cell>
          <table:table-cell table:style-name="ce5" office:value-type="float" office:value="3.5" calcext:value-type="float">
            <text:p>3,5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a=</text:p>
          </table:table-cell>
          <table:table-cell table:style-name="ce4" table:formula="of:=([.B8]*[.E6]-[.C6]*[.D6])/([.B8]*[.F6]-[.C6]^2)" office:value-type="float" office:value="3.92936719851622" calcext:value-type="float">
            <text:p>3,92936719851622</text:p>
          </table:table-cell>
          <table:table-cell table:style-name="Default"/>
          <table:table-cell table:style-name="ce3" office:value-type="string" calcext:value-type="string">
            <text:p>y_est=</text:p>
          </table:table-cell>
          <table:table-cell table:style-name="ce6" table:formula="of:=[.B9]*LN([.E8])+[.B10]" office:value-type="float" office:value="7.5506305968995" calcext:value-type="float">
            <text:p>7,5506305968995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b=</text:p>
          </table:table-cell>
          <table:table-cell table:style-name="ce4" table:formula="of:=([.C6]*[.E6]-[.D6]*[.F6])/([.C6]^2-[.B8]*[.F6])" office:value-type="float" office:value="2.62806488097798" calcext:value-type="float">
            <text:p>2,62806488097798</text:p>
          </table:table-cell>
          <table:table-cell table:style-name="Default" table:number-columns-repeated="4"/>
        </table:table-row>
      </table:table>
      <table:table table:name="exp" table:style-name="ta1">
        <table:shapes>
          <draw:frame draw:z-index="0" draw:style-name="gr1" draw:text-style-name="P1" svg:width="11.357cm" svg:height="5.261cm" svg:x="2.144cm" svg:y="5.306cm">
            <draw:object draw:notify-on-update-of-ranges="exp.A2:exp.A5 exp.B1:exp.B1 exp.B2:exp.B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ce7"/>
        <table:table-column table:style-name="co1" table:default-cell-style-name="ce9"/>
        <table:table-column table:style-name="co1" table:default-cell-style-name="ce8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y</text:p>
          </table:table-cell>
          <table:table-cell table:style-name="ce1" office:value-type="string" calcext:value-type="string">
            <text:p>x^ 2</text:p>
          </table:table-cell>
        </table:table-row>
        <table:table-row table:style-name="ro1">
          <table:table-cell table:formula="of:=[$Linear.A2]" office:value-type="float" office:value="1" calcext:value-type="float">
            <text:p>1</text:p>
          </table:table-cell>
          <table:table-cell table:formula="of:=[$Linear.B2]" office:value-type="float" office:value="3" calcext:value-type="float">
            <text:p>3</text:p>
          </table:table-cell>
          <table:table-cell table:formula="of:=[.A2]" office:value-type="float" office:value="1" calcext:value-type="float">
            <text:p>1</text:p>
          </table:table-cell>
          <table:table-cell table:formula="of:=LN([.B2])" office:value-type="float" office:value="1.09861228866811" calcext:value-type="float">
            <text:p>1,09861228866811</text:p>
          </table:table-cell>
          <table:table-cell table:formula="of:=[.C2]*[.D2]" office:value-type="float" office:value="1.09861228866811" calcext:value-type="float">
            <text:p>1,09861228866811</text:p>
          </table:table-cell>
          <table:table-cell table:formula="of:=[.C2]^2" office:value-type="float" office:value="1" calcext:value-type="float">
            <text:p>1</text:p>
          </table:table-cell>
        </table:table-row>
        <table:table-row table:style-name="ro1">
          <table:table-cell table:formula="of:=[$Linear.A3]" office:value-type="float" office:value="2" calcext:value-type="float">
            <text:p>2</text:p>
          </table:table-cell>
          <table:table-cell table:formula="of:=[$Linear.B3]" office:value-type="float" office:value="5" calcext:value-type="float">
            <text:p>5</text:p>
          </table:table-cell>
          <table:table-cell table:formula="of:=[.A3]" office:value-type="float" office:value="2" calcext:value-type="float">
            <text:p>2</text:p>
          </table:table-cell>
          <table:table-cell table:formula="of:=LN([.B3])" office:value-type="float" office:value="1.6094379124341" calcext:value-type="float">
            <text:p>1,6094379124341</text:p>
          </table:table-cell>
          <table:table-cell table:formula="of:=[.C3]*[.D3]" office:value-type="float" office:value="3.2188758248682" calcext:value-type="float">
            <text:p>3,2188758248682</text:p>
          </table:table-cell>
          <table:table-cell table:formula="of:=[.C3]^2" office:value-type="float" office:value="4" calcext:value-type="float">
            <text:p>4</text:p>
          </table:table-cell>
        </table:table-row>
        <table:table-row table:style-name="ro1">
          <table:table-cell table:formula="of:=[$Linear.A4]" office:value-type="float" office:value="3" calcext:value-type="float">
            <text:p>3</text:p>
          </table:table-cell>
          <table:table-cell table:formula="of:=[$Linear.B4]" office:value-type="float" office:value="6" calcext:value-type="float">
            <text:p>6</text:p>
          </table:table-cell>
          <table:table-cell table:formula="of:=[.A4]" office:value-type="float" office:value="3" calcext:value-type="float">
            <text:p>3</text:p>
          </table:table-cell>
          <table:table-cell table:formula="of:=LN([.B4])" office:value-type="float" office:value="1.79175946922806" calcext:value-type="float">
            <text:p>1,79175946922806</text:p>
          </table:table-cell>
          <table:table-cell table:formula="of:=[.C4]*[.D4]" office:value-type="float" office:value="5.37527840768417" calcext:value-type="float">
            <text:p>5,37527840768417</text:p>
          </table:table-cell>
          <table:table-cell table:formula="of:=[.C4]^2" office:value-type="float" office:value="9" calcext:value-type="float">
            <text:p>9</text:p>
          </table:table-cell>
        </table:table-row>
        <table:table-row table:style-name="ro1">
          <table:table-cell table:formula="of:=[$Linear.A5]" office:value-type="float" office:value="4" calcext:value-type="float">
            <text:p>4</text:p>
          </table:table-cell>
          <table:table-cell table:formula="of:=[$Linear.B5]" office:value-type="float" office:value="9" calcext:value-type="float">
            <text:p>9</text:p>
          </table:table-cell>
          <table:table-cell table:formula="of:=[.A5]" office:value-type="float" office:value="4" calcext:value-type="float">
            <text:p>4</text:p>
          </table:table-cell>
          <table:table-cell table:formula="of:=LN([.B5])" office:value-type="float" office:value="2.19722457733622" calcext:value-type="float">
            <text:p>2,19722457733622</text:p>
          </table:table-cell>
          <table:table-cell table:formula="of:=[.C5]*[.D5]" office:value-type="float" office:value="8.78889830934488" calcext:value-type="float">
            <text:p>8,78889830934488</text:p>
          </table:table-cell>
          <table:table-cell table:formula="of:=[.C5]^2"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table:style-name="ce1" table:formula="of:=SUM([.C2:.C5])" office:value-type="float" office:value="10" calcext:value-type="float">
            <text:p>10</text:p>
          </table:table-cell>
          <table:table-cell table:style-name="ce1" table:formula="of:=SUM([.D2:.D5])" office:value-type="float" office:value="6.69703424766649" calcext:value-type="float">
            <text:p>6,69703424766649</text:p>
          </table:table-cell>
          <table:table-cell table:style-name="ce1" table:formula="of:=SUM([.E2:.E5])" office:value-type="float" office:value="18.4816648305654" calcext:value-type="float">
            <text:p>18,4816648305654</text:p>
          </table:table-cell>
          <table:table-cell table:style-name="ce1" table:formula="of:=SUM([.F2:.F5])" office:value-type="float" office:value="30" calcext:value-type="float">
            <text:p>30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3" office:value-type="string" calcext:value-type="string">
            <text:p>n=</text:p>
          </table:table-cell>
          <table:table-cell table:style-name="ce4" table:formula="of:=COUNT([.C$2:.C$5])" office:value-type="float" office:value="4" calcext:value-type="float">
            <text:p>4</text:p>
          </table:table-cell>
          <table:table-cell table:style-name="Default"/>
          <table:table-cell table:style-name="ce3" office:value-type="string" calcext:value-type="string">
            <text:p>Estimar x=</text:p>
          </table:table-cell>
          <table:table-cell table:style-name="ce5" office:value-type="float" office:value="3.5" calcext:value-type="float">
            <text:p>3,5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a=</text:p>
          </table:table-cell>
          <table:table-cell table:style-name="ce4" table:formula="of:=([.B8]*[.E6]-[.C6]*[.D6])/([.B8]*[.F6]-[.C6]^2)" office:value-type="float" office:value="0.347815842279828" calcext:value-type="float">
            <text:p>0,347815842279828</text:p>
          </table:table-cell>
          <table:table-cell table:style-name="Default"/>
          <table:table-cell table:style-name="ce3" office:value-type="string" calcext:value-type="string">
            <text:p>y_est=</text:p>
          </table:table-cell>
          <table:table-cell table:style-name="ce6" table:formula="of:=[.C10]*EXP([.B9]*[.E8])" office:value-type="float" office:value="7.55397869704136" calcext:value-type="float">
            <text:p>7,55397869704136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b=</text:p>
          </table:table-cell>
          <table:table-cell table:style-name="ce4" table:formula="of:=([.C6]*[.E6]-[.D6]*[.F6])/([.C6]^2-[.B8]*[.F6])" office:value-type="float" office:value="0.804718956217052" calcext:value-type="float">
            <text:p>0,804718956217052</text:p>
          </table:table-cell>
          <table:table-cell table:style-name="Default" table:formula="of:=EXP([.B10])" office:value-type="float" office:value="2.23606797749979" calcext:value-type="float">
            <text:p>2,23606797749979</text:p>
          </table:table-cell>
          <table:table-cell table:style-name="Default" table:number-columns-repeated="3"/>
        </table:table-row>
      </table:table>
      <table:table table:name="pot" table:style-name="ta1">
        <table:shapes>
          <draw:frame draw:z-index="0" draw:style-name="gr1" draw:text-style-name="P1" svg:width="11.357cm" svg:height="5.261cm" svg:x="2.144cm" svg:y="5.306cm">
            <draw:object draw:notify-on-update-of-ranges="pot.A2:pot.A5 pot.B1:pot.B1 pot.B2:pot.B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ce7"/>
        <table:table-column table:style-name="co1" table:number-columns-repeated="2" table:default-cell-style-name="ce8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y</text:p>
          </table:table-cell>
          <table:table-cell table:style-name="ce1" office:value-type="string" calcext:value-type="string">
            <text:p>x^ 2</text:p>
          </table:table-cell>
        </table:table-row>
        <table:table-row table:style-name="ro1">
          <table:table-cell table:formula="of:=[$Linear.A2]" office:value-type="float" office:value="1" calcext:value-type="float">
            <text:p>1</text:p>
          </table:table-cell>
          <table:table-cell table:formula="of:=[$Linear.B2]" office:value-type="float" office:value="3" calcext:value-type="float">
            <text:p>3</text:p>
          </table:table-cell>
          <table:table-cell table:formula="of:=LN([.A2])" office:value-type="float" office:value="0" calcext:value-type="float">
            <text:p>0</text:p>
          </table:table-cell>
          <table:table-cell table:formula="of:=LN([.B2])" office:value-type="float" office:value="1.09861228866811" calcext:value-type="float">
            <text:p>1,09861228866811</text:p>
          </table:table-cell>
          <table:table-cell table:formula="of:=[.C2]*[.D2]" office:value-type="float" office:value="0" calcext:value-type="float">
            <text:p>0</text:p>
          </table:table-cell>
          <table:table-cell table:formula="of:=[.C2]^2" office:value-type="float" office:value="0" calcext:value-type="float">
            <text:p>0</text:p>
          </table:table-cell>
        </table:table-row>
        <table:table-row table:style-name="ro1">
          <table:table-cell table:formula="of:=[$Linear.A3]" office:value-type="float" office:value="2" calcext:value-type="float">
            <text:p>2</text:p>
          </table:table-cell>
          <table:table-cell table:formula="of:=[$Linear.B3]" office:value-type="float" office:value="5" calcext:value-type="float">
            <text:p>5</text:p>
          </table:table-cell>
          <table:table-cell table:formula="of:=LN([.A3])" office:value-type="float" office:value="0.693147180559945" calcext:value-type="float">
            <text:p>0,693147180559945</text:p>
          </table:table-cell>
          <table:table-cell table:formula="of:=LN([.B3])" office:value-type="float" office:value="1.6094379124341" calcext:value-type="float">
            <text:p>1,6094379124341</text:p>
          </table:table-cell>
          <table:table-cell table:formula="of:=[.C3]*[.D3]" office:value-type="float" office:value="1.11557735128998" calcext:value-type="float">
            <text:p>1,11557735128998</text:p>
          </table:table-cell>
          <table:table-cell table:formula="of:=[.C3]^2" office:value-type="float" office:value="0.480453013918201" calcext:value-type="float">
            <text:p>0,480453013918201</text:p>
          </table:table-cell>
        </table:table-row>
        <table:table-row table:style-name="ro1">
          <table:table-cell table:formula="of:=[$Linear.A4]" office:value-type="float" office:value="3" calcext:value-type="float">
            <text:p>3</text:p>
          </table:table-cell>
          <table:table-cell table:formula="of:=[$Linear.B4]" office:value-type="float" office:value="6" calcext:value-type="float">
            <text:p>6</text:p>
          </table:table-cell>
          <table:table-cell table:formula="of:=LN([.A4])" office:value-type="float" office:value="1.09861228866811" calcext:value-type="float">
            <text:p>1,09861228866811</text:p>
          </table:table-cell>
          <table:table-cell table:formula="of:=LN([.B4])" office:value-type="float" office:value="1.79175946922806" calcext:value-type="float">
            <text:p>1,79175946922806</text:p>
          </table:table-cell>
          <table:table-cell table:formula="of:=[.C4]*[.D4]" office:value-type="float" office:value="1.96844897123139" calcext:value-type="float">
            <text:p>1,96844897123139</text:p>
          </table:table-cell>
          <table:table-cell table:formula="of:=[.C4]^2" office:value-type="float" office:value="1.20694896081258" calcext:value-type="float">
            <text:p>1,20694896081258</text:p>
          </table:table-cell>
        </table:table-row>
        <table:table-row table:style-name="ro1">
          <table:table-cell table:formula="of:=[$Linear.A5]" office:value-type="float" office:value="4" calcext:value-type="float">
            <text:p>4</text:p>
          </table:table-cell>
          <table:table-cell table:formula="of:=[$Linear.B5]" office:value-type="float" office:value="9" calcext:value-type="float">
            <text:p>9</text:p>
          </table:table-cell>
          <table:table-cell table:formula="of:=LN([.A5])" office:value-type="float" office:value="1.38629436111989" calcext:value-type="float">
            <text:p>1,38629436111989</text:p>
          </table:table-cell>
          <table:table-cell table:formula="of:=LN([.B5])" office:value-type="float" office:value="2.19722457733622" calcext:value-type="float">
            <text:p>2,19722457733622</text:p>
          </table:table-cell>
          <table:table-cell table:formula="of:=[.C5]*[.D5]" office:value-type="float" office:value="3.04600004167524" calcext:value-type="float">
            <text:p>3,04600004167524</text:p>
          </table:table-cell>
          <table:table-cell table:formula="of:=[.C5]^2" office:value-type="float" office:value="1.92181205567281" calcext:value-type="float">
            <text:p>1,92181205567281</text:p>
          </table:table-cell>
        </table:table-row>
        <table:table-row table:style-name="ro1">
          <table:table-cell table:number-columns-repeated="2"/>
          <table:table-cell table:style-name="ce1" table:formula="of:=SUM([.C2:.C5])" office:value-type="float" office:value="3.17805383034795" calcext:value-type="float">
            <text:p>3,17805383034795</text:p>
          </table:table-cell>
          <table:table-cell table:style-name="ce1" table:formula="of:=SUM([.D2:.D5])" office:value-type="float" office:value="6.69703424766649" calcext:value-type="float">
            <text:p>6,69703424766649</text:p>
          </table:table-cell>
          <table:table-cell table:style-name="ce1" table:formula="of:=SUM([.E2:.E5])" office:value-type="float" office:value="6.13002636419661" calcext:value-type="float">
            <text:p>6,13002636419661</text:p>
          </table:table-cell>
          <table:table-cell table:style-name="ce1" table:formula="of:=SUM([.F2:.F5])" office:value-type="float" office:value="3.60921403040359" calcext:value-type="float">
            <text:p>3,60921403040359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3" office:value-type="string" calcext:value-type="string">
            <text:p>n=</text:p>
          </table:table-cell>
          <table:table-cell table:style-name="ce4" table:formula="of:=COUNT([.C$2:.C$5])" office:value-type="float" office:value="4" calcext:value-type="float">
            <text:p>4</text:p>
          </table:table-cell>
          <table:table-cell table:style-name="Default"/>
          <table:table-cell table:style-name="ce3" office:value-type="string" calcext:value-type="string">
            <text:p>Estimar x=</text:p>
          </table:table-cell>
          <table:table-cell table:style-name="ce5" office:value-type="float" office:value="3.5" calcext:value-type="float">
            <text:p>3,5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a=</text:p>
          </table:table-cell>
          <table:table-cell table:style-name="ce4" table:formula="of:=([.B8]*[.E6]-[.C6]*[.D6])/([.B8]*[.F6]-[.C6]^2)" office:value-type="float" office:value="0.746298594630159" calcext:value-type="float">
            <text:p>0,746298594630159</text:p>
          </table:table-cell>
          <table:table-cell table:style-name="Default"/>
          <table:table-cell table:style-name="ce3" office:value-type="string" calcext:value-type="string">
            <text:p>y_est=</text:p>
          </table:table-cell>
          <table:table-cell table:style-name="ce6" table:formula="of:=[.C10]*[.E8]^[.B9]" office:value-type="float" office:value="7.5101056072747" calcext:value-type="float">
            <text:p>7,5101056072747</text:p>
          </table:table-cell>
          <table:table-cell table:style-name="Default"/>
        </table:table-row>
        <table:table-row table:style-name="ro1">
          <table:table-cell table:style-name="ce3" office:value-type="string" calcext:value-type="string">
            <text:p>b=</text:p>
          </table:table-cell>
          <table:table-cell table:style-name="ce4" table:formula="of:=([.C6]*[.E6]-[.D6]*[.F6])/([.C6]^2-[.B8]*[.F6])" office:value-type="float" office:value="1.08131428510471" calcext:value-type="float">
            <text:p>1,08131428510471</text:p>
          </table:table-cell>
          <table:table-cell table:style-name="Default" table:formula="of:=EXP([.B10])" office:value-type="float" office:value="2.94855224389141" calcext:value-type="float">
            <text:p>2,94855224389141</text:p>
          </table:table-cell>
          <table:table-cell table:style-name="Default" table:number-columns-repeated="3"/>
        </table:table-row>
      </table:table>
      <table:table table:name="polinomial" table:style-name="ta1">
        <table:shapes>
          <draw:frame draw:z-index="0" draw:style-name="gr1" draw:text-style-name="P1" svg:width="15.521cm" svg:height="7.491cm" svg:x="24.708cm" svg:y="9.456cm">
            <draw:object draw:notify-on-update-of-ranges="polinomial.A2:polinomial.A5 polinomial.B1:polinomial.B1 polinomial.B2:polinomial.B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xy</text:p>
          </table:table-cell>
          <table:table-cell table:style-name="ce1" office:value-type="string" calcext:value-type="string">
            <text:p>x^ 2</text:p>
          </table:table-cell>
          <table:table-cell table:style-name="ce1" office:value-type="string" calcext:value-type="string">
            <text:p>x^ 3</text:p>
          </table:table-cell>
          <table:table-cell table:style-name="ce1" office:value-type="string" calcext:value-type="string">
            <text:p>x^ 4</text:p>
          </table:table-cell>
          <table:table-cell table:style-name="ce1" office:value-type="string" calcext:value-type="string">
            <text:p>Yx^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A2]*[.B2]" office:value-type="float" office:value="3" calcext:value-type="float">
            <text:p>3</text:p>
          </table:table-cell>
          <table:table-cell table:style-name="ce2" table:formula="of:=[.A2]^2" office:value-type="float" office:value="1" calcext:value-type="float">
            <text:p>1</text:p>
          </table:table-cell>
          <table:table-cell table:style-name="ce2" table:formula="of:=[.A2]^3" office:value-type="float" office:value="1" calcext:value-type="float">
            <text:p>1</text:p>
          </table:table-cell>
          <table:table-cell table:style-name="ce2" table:formula="of:=[.A2]^4" office:value-type="float" office:value="1" calcext:value-type="float">
            <text:p>1</text:p>
          </table:table-cell>
          <table:table-cell table:style-name="ce2" table:formula="of:=[.B2]*[.D2]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A3]*[.B3]" office:value-type="float" office:value="10" calcext:value-type="float">
            <text:p>10</text:p>
          </table:table-cell>
          <table:table-cell table:style-name="ce2" table:formula="of:=[.A3]^2" office:value-type="float" office:value="4" calcext:value-type="float">
            <text:p>4</text:p>
          </table:table-cell>
          <table:table-cell table:style-name="ce2" table:formula="of:=[.A3]^3" office:value-type="float" office:value="8" calcext:value-type="float">
            <text:p>8</text:p>
          </table:table-cell>
          <table:table-cell table:style-name="ce2" table:formula="of:=[.A3]^4" office:value-type="float" office:value="16" calcext:value-type="float">
            <text:p>16</text:p>
          </table:table-cell>
          <table:table-cell table:style-name="ce2" table:formula="of:=[.B3]*[.D3]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A4]*[.B4]" office:value-type="float" office:value="18" calcext:value-type="float">
            <text:p>18</text:p>
          </table:table-cell>
          <table:table-cell table:style-name="ce2" table:formula="of:=[.A4]^2" office:value-type="float" office:value="9" calcext:value-type="float">
            <text:p>9</text:p>
          </table:table-cell>
          <table:table-cell table:style-name="ce2" table:formula="of:=[.A4]^3" office:value-type="float" office:value="27" calcext:value-type="float">
            <text:p>27</text:p>
          </table:table-cell>
          <table:table-cell table:style-name="ce2" table:formula="of:=[.A4]^4" office:value-type="float" office:value="81" calcext:value-type="float">
            <text:p>81</text:p>
          </table:table-cell>
          <table:table-cell table:style-name="ce2" table:formula="of:=[.B4]*[.D4]" office:value-type="float" office:value="54" calcext:value-type="float">
            <text:p>54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A5]*[.B5]" office:value-type="float" office:value="36" calcext:value-type="float">
            <text:p>36</text:p>
          </table:table-cell>
          <table:table-cell table:style-name="ce2" table:formula="of:=[.A5]^2" office:value-type="float" office:value="16" calcext:value-type="float">
            <text:p>16</text:p>
          </table:table-cell>
          <table:table-cell table:style-name="ce2" table:formula="of:=[.A5]^3" office:value-type="float" office:value="64" calcext:value-type="float">
            <text:p>64</text:p>
          </table:table-cell>
          <table:table-cell table:style-name="ce2" table:formula="of:=[.A5]^4" office:value-type="float" office:value="256" calcext:value-type="float">
            <text:p>256</text:p>
          </table:table-cell>
          <table:table-cell table:style-name="ce2" table:formula="of:=[.B5]*[.D5]" office:value-type="float" office:value="144" calcext:value-type="float">
            <text:p>144</text:p>
          </table:table-cell>
        </table:table-row>
        <table:table-row table:style-name="ro1">
          <table:table-cell table:style-name="ce1" table:formula="of:=SUM([.A2:.A5])" office:value-type="float" office:value="10" calcext:value-type="float">
            <text:p>10</text:p>
          </table:table-cell>
          <table:table-cell table:style-name="ce1" table:formula="of:=SUM([.B2:.B5])" office:value-type="float" office:value="23" calcext:value-type="float">
            <text:p>23</text:p>
          </table:table-cell>
          <table:table-cell table:style-name="ce1" table:formula="of:=SUM([.C2:.C5])" office:value-type="float" office:value="67" calcext:value-type="float">
            <text:p>67</text:p>
          </table:table-cell>
          <table:table-cell table:style-name="ce1" table:formula="of:=SUM([.D2:.D5])" office:value-type="float" office:value="30" calcext:value-type="float">
            <text:p>30</text:p>
          </table:table-cell>
          <table:table-cell table:style-name="ce1" table:formula="of:=SUM([.E2:.E5])" office:value-type="float" office:value="100" calcext:value-type="float">
            <text:p>100</text:p>
          </table:table-cell>
          <table:table-cell table:style-name="ce1" table:formula="of:=SUM([.F2:.F5])" office:value-type="float" office:value="354" calcext:value-type="float">
            <text:p>354</text:p>
          </table:table-cell>
          <table:table-cell table:style-name="ce1" table:formula="of:=SUM([.G2:.G5])" office:value-type="float" office:value="221" calcext:value-type="float">
            <text:p>22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n=</text:p>
          </table:table-cell>
          <table:table-cell table:style-name="ce4" table:formula="of:=COUNT([.A$2:.A$5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a=</text:p>
          </table:table-cell>
          <table:table-cell table:style-name="ce10" table:formula="of:=[.G25]" office:value-type="float" office:value="0.249999999999995" calcext:value-type="float">
            <text:p>0,25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b=</text:p>
          </table:table-cell>
          <table:table-cell table:style-name="ce10" table:formula="of:=[.G26]" office:value-type="float" office:value="0.650000000000025" calcext:value-type="float">
            <text:p>0,65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c=</text:p>
          </table:table-cell>
          <table:table-cell table:style-name="ce10" table:formula="of:=[.G27]" office:value-type="float" office:value="2.24999999999997" calcext:value-type="float">
            <text:p>2,2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stimar x=</text:p>
          </table:table-cell>
          <table:table-cell table:style-name="ce5" office:value-type="float" office:value="3.5" calcext:value-type="float">
            <text:p>3,5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y_est=</text:p>
          </table:table-cell>
          <table:table-cell table:style-name="ce6" table:formula="of:=[.B9]*[.B13]^2+[.B10]*[.B13]+[.B11]" office:value-type="float" office:value="7.5875" calcext:value-type="float">
            <text:p>7,5875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1" table:formula="of:=[.F6]" office:value-type="float" office:value="354" calcext:value-type="float">
            <text:p>354</text:p>
          </table:table-cell>
          <table:table-cell table:style-name="ce13" table:formula="of:=[.E6]" office:value-type="float" office:value="100" calcext:value-type="float">
            <text:p>100</text:p>
          </table:table-cell>
          <table:table-cell table:style-name="ce13" table:formula="of:=[.D6]" office:value-type="float" office:value="30" calcext:value-type="float">
            <text:p>30</text:p>
          </table:table-cell>
          <table:table-cell table:style-name="ce15" table:formula="of:=[.G6]" office:value-type="float" office:value="221" calcext:value-type="float">
            <text:p>221</text:p>
          </table:table-cell>
          <table:table-cell table:style-name="ce3" office:value-type="string" calcext:value-type="string">
            <text:p>pivo=</text:p>
          </table:table-cell>
          <table:table-cell table:formula="of:=[.B17]"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A(0)B(0)=</text:p>
          </table:table-cell>
          <table:table-cell table:style-name="ce12" table:formula="of:=[.C17]" office:value-type="float" office:value="100" calcext:value-type="float">
            <text:p>100</text:p>
          </table:table-cell>
          <table:table-cell table:style-name="ce13" table:formula="of:=[.D17]" office:value-type="float" office:value="30" calcext:value-type="float">
            <text:p>30</text:p>
          </table:table-cell>
          <table:table-cell table:style-name="ce13" table:formula="of:=[.A6]" office:value-type="float" office:value="10" calcext:value-type="float">
            <text:p>10</text:p>
          </table:table-cell>
          <table:table-cell table:style-name="ce15" table:formula="of:=[.C6]" office:value-type="float" office:value="67" calcext:value-type="float">
            <text:p>67</text:p>
          </table:table-cell>
          <table:table-cell table:style-name="ce3" office:value-type="string" calcext:value-type="string">
            <text:p>mL2=</text:p>
          </table:table-cell>
          <table:table-cell table:formula="of:=[.B18]/[.B17]" office:value-type="float" office:value="0.282485875706215" calcext:value-type="float">
            <text:p>0,282485875706215</text:p>
          </table:table-cell>
        </table:table-row>
        <table:table-row table:style-name="ro1">
          <table:table-cell/>
          <table:table-cell table:style-name="ce12" table:formula="of:=[.C18]" office:value-type="float" office:value="30" calcext:value-type="float">
            <text:p>30</text:p>
          </table:table-cell>
          <table:table-cell table:style-name="ce13" table:formula="of:=[.D18]" office:value-type="float" office:value="10" calcext:value-type="float">
            <text:p>10</text:p>
          </table:table-cell>
          <table:table-cell table:style-name="ce13" table:formula="of:=[.B8]" office:value-type="float" office:value="4" calcext:value-type="float">
            <text:p>4</text:p>
          </table:table-cell>
          <table:table-cell table:style-name="ce15" table:formula="of:=[.B6]" office:value-type="float" office:value="23" calcext:value-type="float">
            <text:p>23</text:p>
          </table:table-cell>
          <table:table-cell table:style-name="ce3" office:value-type="string" calcext:value-type="string">
            <text:p>mL3=</text:p>
          </table:table-cell>
          <table:table-cell table:formula="of:=[.B19]/[.B17]" office:value-type="float" office:value="0.0847457627118644" calcext:value-type="float">
            <text:p>0,084745762711864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3" table:formula="of:=[.B17]" office:value-type="float" office:value="354" calcext:value-type="float">
            <text:p>354</text:p>
          </table:table-cell>
          <table:table-cell table:style-name="ce13" table:formula="of:=[.C17]" office:value-type="float" office:value="100" calcext:value-type="float">
            <text:p>100</text:p>
          </table:table-cell>
          <table:table-cell table:style-name="ce13" table:formula="of:=[.D17]" office:value-type="float" office:value="30" calcext:value-type="float">
            <text:p>30</text:p>
          </table:table-cell>
          <table:table-cell table:style-name="ce15" table:formula="of:=[.E17]"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(0)B(0)=</text:p>
          </table:table-cell>
          <table:table-cell table:style-name="ce13" table:formula="of:=[.B18]-[.$G$18]*[.B17]" office:value-type="float" office:value="0" calcext:value-type="float">
            <text:p>0</text:p>
          </table:table-cell>
          <table:table-cell table:style-name="ce11" table:formula="of:=[.C18]-[.$G$18]*[.C17]" office:value-type="float" office:value="1.75141242937853" calcext:value-type="float">
            <text:p>1,75141242937853</text:p>
          </table:table-cell>
          <table:table-cell table:style-name="ce13" table:formula="of:=[.D18]-[.$G$18]*[.D17]" office:value-type="float" office:value="1.52542372881356" calcext:value-type="float">
            <text:p>1,52542372881356</text:p>
          </table:table-cell>
          <table:table-cell table:style-name="ce15" table:formula="of:=[.E18]-[.$G$18]*[.E17]" office:value-type="float" office:value="4.57062146892655" calcext:value-type="float">
            <text:p>4,57062146892655</text:p>
          </table:table-cell>
          <table:table-cell table:style-name="ce3" office:value-type="string" calcext:value-type="string">
            <text:p>pivo=</text:p>
          </table:table-cell>
          <table:table-cell table:formula="of:=[.C22]" office:value-type="float" office:value="1.75141242937853" calcext:value-type="float">
            <text:p>1,75141242937853</text:p>
          </table:table-cell>
        </table:table-row>
        <table:table-row table:style-name="ro1">
          <table:table-cell/>
          <table:table-cell table:style-name="ce13" table:formula="of:=[.B19]-[.$G$19]*[.B17]" office:value-type="float" office:value="0" calcext:value-type="float">
            <text:p>0</text:p>
          </table:table-cell>
          <table:table-cell table:style-name="ce14" table:formula="of:=[.C19]-[.$G$19]*[.C17]" office:value-type="float" office:value="1.52542372881356" calcext:value-type="float">
            <text:p>1,52542372881356</text:p>
          </table:table-cell>
          <table:table-cell table:style-name="ce13" table:formula="of:=[.D19]-[.$G$19]*[.D17]" office:value-type="float" office:value="1.45762711864407" calcext:value-type="float">
            <text:p>1,45762711864407</text:p>
          </table:table-cell>
          <table:table-cell table:style-name="ce15" table:formula="of:=[.E19]-[.$G$19]*[.E17]" office:value-type="float" office:value="4.27118644067797" calcext:value-type="float">
            <text:p>4,27118644067797</text:p>
          </table:table-cell>
          <table:table-cell table:style-name="ce3" office:value-type="string" calcext:value-type="string">
            <text:p>mL3=</text:p>
          </table:table-cell>
          <table:table-cell table:formula="of:=[.C23]/[.C22]" office:value-type="float" office:value="0.870967741935485" calcext:value-type="float">
            <text:p>0,87096774193548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3" table:formula="of:=[.B21]" office:value-type="float" office:value="354" calcext:value-type="float">
            <text:p>354</text:p>
          </table:table-cell>
          <table:table-cell table:style-name="ce13" table:formula="of:=[.C21]" office:value-type="float" office:value="100" calcext:value-type="float">
            <text:p>100</text:p>
          </table:table-cell>
          <table:table-cell table:style-name="ce13" table:formula="of:=[.D21]" office:value-type="float" office:value="30" calcext:value-type="float">
            <text:p>30</text:p>
          </table:table-cell>
          <table:table-cell table:style-name="ce15" table:formula="of:=[.E21]" office:value-type="float" office:value="221" calcext:value-type="float">
            <text:p>221</text:p>
          </table:table-cell>
          <table:table-cell table:style-name="ce3" office:value-type="string" calcext:value-type="string">
            <text:p>a=</text:p>
          </table:table-cell>
          <table:table-cell table:style-name="ce16" table:formula="of:=([.E25]-[.C25]*[.G26]-[.D25]*[.G27])/[.B25]" office:value-type="float" office:value="0.249999999999995" calcext:value-type="float">
            <text:p>0,25</text:p>
          </table:table-cell>
        </table:table-row>
        <table:table-row table:style-name="ro1">
          <table:table-cell office:value-type="string" calcext:value-type="string">
            <text:p>A(0)B(0)=</text:p>
          </table:table-cell>
          <table:table-cell table:style-name="ce13" table:formula="of:=[.B22]" office:value-type="float" office:value="0" calcext:value-type="float">
            <text:p>0</text:p>
          </table:table-cell>
          <table:table-cell table:style-name="ce13" table:formula="of:=[.C22]" office:value-type="float" office:value="1.75141242937853" calcext:value-type="float">
            <text:p>1,75141242937853</text:p>
          </table:table-cell>
          <table:table-cell table:style-name="ce13" table:formula="of:=[.D22]" office:value-type="float" office:value="1.52542372881356" calcext:value-type="float">
            <text:p>1,52542372881356</text:p>
          </table:table-cell>
          <table:table-cell table:style-name="ce15" table:formula="of:=[.E22]" office:value-type="float" office:value="4.57062146892655" calcext:value-type="float">
            <text:p>4,57062146892655</text:p>
          </table:table-cell>
          <table:table-cell table:style-name="ce3" office:value-type="string" calcext:value-type="string">
            <text:p>b=</text:p>
          </table:table-cell>
          <table:table-cell table:style-name="ce17" table:formula="of:=([.E26]-[.D26]*[.G27])/[.C26]" office:value-type="float" office:value="0.650000000000025" calcext:value-type="float">
            <text:p>0,650</text:p>
          </table:table-cell>
        </table:table-row>
        <table:table-row table:style-name="ro1">
          <table:table-cell/>
          <table:table-cell table:style-name="ce13" table:formula="of:=[.B23]-[.$G$23]*[.B26]" office:value-type="float" office:value="0" calcext:value-type="float">
            <text:p>0</text:p>
          </table:table-cell>
          <table:table-cell table:style-name="ce14" table:formula="of:=[.C23]-[.$G$23]*[.C26]" office:value-type="float" office:value="0" calcext:value-type="float">
            <text:p>0</text:p>
          </table:table-cell>
          <table:table-cell table:style-name="ce13" table:formula="of:=[.D23]-[.$G$23]*[.D26]" office:value-type="float" office:value="0.129032258064514" calcext:value-type="float">
            <text:p>0,129032258064514</text:p>
          </table:table-cell>
          <table:table-cell table:style-name="ce15" table:formula="of:=[.E23]-[.$G$23]*[.E26]" office:value-type="float" office:value="0.290322580645153" calcext:value-type="float">
            <text:p>0,290322580645153</text:p>
          </table:table-cell>
          <table:table-cell table:style-name="ce3" office:value-type="string" calcext:value-type="string">
            <text:p>c=</text:p>
          </table:table-cell>
          <table:table-cell table:style-name="ce17" table:formula="of:=[.E27]/[.D27]" office:value-type="float" office:value="2.24999999999997" calcext:value-type="float">
            <text:p>2,2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number:number-style style:name="N108">
      <number:number number:decimal-places="16" number:min-decimal-places="16" number:min-integer-digits="1"/>
    </number:number-style>
    <number:number-style style:name="N109">
      <number:number number:decimal-places="15" number:min-decimal-places="15" number:min-integer-digits="1"/>
    </number:number-style>
    <number:number-style style:name="N110">
      <number:number number:decimal-places="14" number:min-decimal-places="14" number:min-integer-digits="1"/>
    </number:number-style>
    <number:number-style style:name="N111">
      <number:number number:decimal-places="13" number:min-decimal-places="13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4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8T19:06:49.583547532</meta:creation-date>
    <dc:date>2022-11-04T12:58:36.827000000</dc:date>
    <meta:editing-duration>PT4H4M24S</meta:editing-duration>
    <meta:editing-cycles>5</meta:editing-cycles>
    <meta:generator>LibreOffice/7.4.2.3$Windows_X86_64 LibreOffice_project/382eef1f22670f7f4118c8c2dd222ec7ad009daf</meta:generator>
    <meta:document-statistic meta:table-count="5" meta:cell-count="277" meta:object-count="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27cm" svg:height="4.85cm" xlink:href=".." xlink:type="simple" chart:class="chart:scatter" chart:style-name="ch1">
        <chart:plot-area chart:style-name="ch2" table:cell-range-address="Linear.A2:Linear.B5 Linear.B1:Linear.B1" chart:data-source-has-labels="row" svg:x="0.2cm" svg:y="0.097cm" svg:width="9.627cm" svg:height="4.656cm">
          <chart:coordinate-region svg:x="0.821cm" svg:y="0.296cm" svg:width="8.766cm" svg:height="3.8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Linear.B2:Linear.B5" chart:label-cell-address="Linear.B1:Linear.B1" chart:class="chart:scatter">
            <chart:domain table:cell-range-address="Linear.A2:Linear.A5"/>
            <chart:regression-curve chart:style-name="ch7">
              <chart:equation chart:display-equation="true" chart:display-r-square="true" svg:x="3.566cm" svg:y="2.325cm"/>
            </chart:regression-curve>
            <chart:data-point/>
            <chart:data-point chart:style-name="ch8" chart:repeated="2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y</text:p>
                <draw:g>
                  <svg:desc>Linear.B1:Linear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inear.A2:Linear.A5</svg:desc>
                </draw:g>
              </table:table-cell>
              <table:table-cell office:value-type="float" office:value="3">
                <text:p>3</text:p>
                <draw:g>
                  <svg:desc>Linear.B2:Linear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opacity draw:name="ChartTransparencyGradient_20_1" draw:display-name="ChartTransparencyGradient 1" draw:style="axial" draw:start="100%" draw:end="100%" draw:angle="0deg" draw:border="0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5">
      <number:number number:decimal-places="2" number:min-decimal-places="2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ogarithmic"/>
      <style:graphic-properties svg:stroke-color="#004586"/>
    </style:style>
    <style:style style:name="ch8" style:family="chart" style:data-style-name="N5"/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358cm" svg:height="5.262cm" xlink:href=".." xlink:type="simple" chart:class="chart:scatter" chart:style-name="ch1">
        <chart:plot-area chart:style-name="ch2" table:cell-range-address="ln.A1:ln.B5" chart:data-source-has-labels="row" svg:x="0.227cm" svg:y="0.105cm" svg:width="10.904cm" svg:height="5.052cm">
          <chart:coordinate-region svg:x="0.848cm" svg:y="0.304cm" svg:width="10.043cm" svg:height="4.20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ln.B2:ln.B5" chart:label-cell-address="ln.B1:ln.B1" chart:class="chart:scatter">
            <chart:domain table:cell-range-address="ln.A2:ln.A5"/>
            <chart:regression-curve chart:style-name="ch7">
              <chart:equation chart:display-equation="true" chart:display-r-square="true" svg:x="1.443cm" svg:y="0.303cm" chart:style-name="ch8"/>
            </chart:regression-curve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y</text:p>
                <draw:g>
                  <svg:desc>ln.B1:ln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n.A2:ln.A5</svg:desc>
                </draw:g>
              </table:table-cell>
              <table:table-cell office:value-type="float" office:value="3">
                <text:p>3</text:p>
                <draw:g>
                  <svg:desc>ln.B2:ln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7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8" style:family="chart" style:data-style-name="N107"/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358cm" svg:height="5.262cm" xlink:href=".." xlink:type="simple" chart:class="chart:scatter" chart:style-name="ch1">
        <chart:plot-area chart:style-name="ch2" table:cell-range-address="exp.A2:exp.B5 exp.B1:exp.B1" chart:data-source-has-labels="row" svg:x="0.227cm" svg:y="0.105cm" svg:width="10.904cm" svg:height="5.052cm">
          <chart:coordinate-region svg:x="0.848cm" svg:y="0.304cm" svg:width="10.043cm" svg:height="4.20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exp.B2:exp.B5" chart:label-cell-address="exp.B1:exp.B1" chart:class="chart:scatter">
            <chart:domain table:cell-range-address="exp.A2:exp.A5"/>
            <chart:regression-curve chart:style-name="ch7">
              <chart:equation chart:display-equation="true" chart:display-r-square="true" chart:style-name="ch8"/>
            </chart:regression-curve>
            <chart:data-point chart:repeated="2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y</text:p>
                <draw:g>
                  <svg:desc>exp.B1:exp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exp.A2:exp.A5</svg:desc>
                </draw:g>
              </table:table-cell>
              <table:table-cell office:value-type="float" office:value="3">
                <text:p>3</text:p>
                <draw:g>
                  <svg:desc>exp.B2:exp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wer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358cm" svg:height="5.262cm" xlink:href=".." xlink:type="simple" chart:class="chart:scatter" chart:style-name="ch1">
        <chart:plot-area chart:style-name="ch2" table:cell-range-address="pot.A2:pot.B5 pot.B1:pot.B1" chart:data-source-has-labels="row" svg:x="0.227cm" svg:y="0.105cm" svg:width="10.904cm" svg:height="5.052cm">
          <chart:coordinate-region svg:x="0.848cm" svg:y="0.304cm" svg:width="10.043cm" svg:height="4.20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pot.B2:pot.B5" chart:label-cell-address="pot.B1:pot.B1" chart:class="chart:scatter">
            <chart:domain table:cell-range-address="pot.A2:pot.A5"/>
            <chart:regression-curve chart:style-name="ch7">
              <chart:equation chart:display-equation="true" chart:display-r-square="true" svg:x="1.512cm" svg:y="0.457cm"/>
            </chart:regression-curve>
            <chart:data-point chart:repeated="2"/>
            <chart:data-point chart:style-name="ch8"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y</text:p>
                <draw:g>
                  <svg:desc>pot.B1:po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t.A2:pot.A5</svg:desc>
                </draw:g>
              </table:table-cell>
              <table:table-cell office:value-type="float" office:value="3">
                <text:p>3</text:p>
                <draw:g>
                  <svg:desc>pot.B2:pot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522cm" svg:height="7.492cm" xlink:href=".." xlink:type="simple" chart:class="chart:scatter" chart:style-name="ch1">
        <chart:plot-area chart:style-name="ch2" table:cell-range-address="polinomial.A2:polinomial.B5 polinomial.B1:polinomial.B1" chart:data-source-has-labels="row" svg:x="1.668cm" svg:y="1.738cm" svg:width="14.09cm" svg:height="6.397cm">
          <chart:coordinate-region svg:x="2.289cm" svg:y="1.937cm" svg:width="13.229cm" svg:height="5.551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polinomial.B2:polinomial.B5" chart:label-cell-address="polinomial.B1:polinomial.B1" chart:class="chart:scatter">
            <chart:domain table:cell-range-address="polinomial.A2:polinomial.A5"/>
            <chart:regression-curve chart:style-name="ch7">
              <chart:equation chart:display-equation="true" chart:display-r-square="true" svg:x="1.738cm" svg:y="0.33cm"/>
            </chart:regression-curve>
            <chart:data-point/>
            <chart:data-point chart:style-name="ch8" chart:repeated="2"/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y</text:p>
                <draw:g>
                  <svg:desc>polinomial.B1:polinomial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linomial.A2:polinomial.A5</svg:desc>
                </draw:g>
              </table:table-cell>
              <table:table-cell office:value-type="float" office:value="3">
                <text:p>3</text:p>
                <draw:g>
                  <svg:desc>polinomial.B2:polinomial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opacity draw:name="ChartTransparencyGradient_20_1" draw:display-name="ChartTransparencyGradient 1" draw:style="axial" draw:start="100%" draw:end="100%" draw:angle="0deg" draw:border="0%"/>
  </office:styles>
</office:document-styles>
</file>